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 ISRAEL SHOULD DO (149: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W ISRAEL SHOULD DO IT (149:1, 3, 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HOW ISRAEL SHOULD DO IT (149:1, 3, 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Praise him with your mouth (149:1, 6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Praise him with your music (149:3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49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WHAT ISRAEL SHOULD DO (149: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HOW ISRAEL SHOULD DO IT (149:1, 3, 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ERE ISRAEL SHOULD DO IT (149:5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HY ISRAEL SHOULD DO IT (149:4, 6-9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9 </dc:title>
    <meta:initial-creator>David STRICKLAND</meta:initial-creator>
    <dc:creator>David STRICKLAND</dc:creator>
    <meta:creation-date>2020-02-22T19:35:13Z</meta:creation-date>
    <dc:date>2020-02-22T19:35:13Z</dc:date>
    <meta:template xlink:href="BibleStudy" xlink:type="simple"/>
    <meta:editing-cycles>1</meta:editing-cycles>
    <meta:editing-duration>PT0S</meta:editing-duration>
    <meta:document-statistic meta:paragraph-count="11" meta:word-count="92"/>
  </office:meta>
</office:document-meta>
</file>